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bfe" officeooo:paragraph-rsid="00134bfe"/>
    </style:style>
    <style:style style:name="P2" style:family="paragraph" style:parent-style-name="Standard">
      <style:text-properties officeooo:rsid="00134bfe" officeooo:paragraph-rsid="0014304c"/>
    </style:style>
    <style:style style:name="P3" style:family="paragraph" style:parent-style-name="Standard">
      <style:text-properties officeooo:rsid="00134bfe" officeooo:paragraph-rsid="0014c780"/>
    </style:style>
    <style:style style:name="P4" style:family="paragraph" style:parent-style-name="Standard">
      <style:text-properties fo:font-weight="bold" officeooo:rsid="00134bfe" officeooo:paragraph-rsid="00134bfe" style:font-weight-asian="bold" style:font-weight-complex="bold"/>
    </style:style>
    <style:style style:name="P5" style:family="paragraph" style:parent-style-name="Standard">
      <style:text-properties fo:font-weight="bold" officeooo:rsid="00134bfe" officeooo:paragraph-rsid="0014304c" style:font-weight-asian="bold" style:font-weight-complex="bold"/>
    </style:style>
    <style:style style:name="P6" style:family="paragraph" style:parent-style-name="Standard">
      <style:text-properties fo:font-weight="bold" officeooo:rsid="00134bfe" officeooo:paragraph-rsid="0014c780" style:font-weight-asian="bold" style:font-weight-complex="bold"/>
    </style:style>
    <style:style style:name="P7" style:family="paragraph" style:parent-style-name="Standard">
      <style:text-properties fo:font-weight="bold" officeooo:rsid="0014c780" officeooo:paragraph-rsid="0014c78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34bfe" officeooo:paragraph-rsid="00134bf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34bfe" officeooo:paragraph-rsid="0014304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4304c" officeooo:paragraph-rsid="0014304c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666666" officeooo:rsid="00134bfe" officeooo:paragraph-rsid="00134bfe"/>
    </style:style>
    <style:style style:name="P12" style:family="paragraph" style:parent-style-name="Standard">
      <style:text-properties fo:color="#666666" officeooo:rsid="00134bfe" officeooo:paragraph-rsid="0014304c"/>
    </style:style>
    <style:style style:name="P13" style:family="paragraph" style:parent-style-name="Standard">
      <style:text-properties fo:color="#666666" officeooo:rsid="00134bfe" officeooo:paragraph-rsid="0014c780"/>
    </style:style>
    <style:style style:name="P14" style:family="paragraph" style:parent-style-name="Standard">
      <style:text-properties style:use-window-font-color="true" officeooo:rsid="00134bfe" officeooo:paragraph-rsid="00134bfe"/>
    </style:style>
    <style:style style:name="P15" style:family="paragraph" style:parent-style-name="Standard">
      <style:text-properties style:use-window-font-color="true" officeooo:rsid="00134bfe" officeooo:paragraph-rsid="0014304c"/>
    </style:style>
    <style:style style:name="P16" style:family="paragraph" style:parent-style-name="Standard">
      <style:text-properties officeooo:rsid="0014304c" officeooo:paragraph-rsid="0014304c"/>
    </style:style>
    <style:style style:name="P17" style:family="paragraph" style:parent-style-name="Standard">
      <style:text-properties fo:font-weight="normal" officeooo:rsid="0014304c" officeooo:paragraph-rsid="0014304c" style:font-weight-asian="normal" style:font-weight-complex="normal"/>
    </style:style>
    <style:style style:name="P18" style:family="paragraph" style:parent-style-name="Standard">
      <style:text-properties fo:font-weight="normal" officeooo:rsid="0014304c" officeooo:paragraph-rsid="0014c780" style:font-weight-asian="normal" style:font-weight-complex="normal"/>
    </style:style>
    <style:style style:name="P19" style:family="paragraph" style:parent-style-name="Standard">
      <style:text-properties fo:font-weight="normal" officeooo:rsid="0014c780" officeooo:paragraph-rsid="0014c780" style:font-weight-asian="normal" style:font-weight-complex="normal"/>
    </style:style>
    <style:style style:name="P20" style:family="paragraph" style:parent-style-name="Standard">
      <style:text-properties fo:color="#00cc33" officeooo:rsid="0014c780" officeooo:paragraph-rsid="0014c780"/>
    </style:style>
    <style:style style:name="P21" style:family="paragraph" style:parent-style-name="Standard">
      <style:text-properties fo:color="#00cc33" fo:font-weight="normal" officeooo:rsid="0014c780" officeooo:paragraph-rsid="0014c780" style:font-weight-asian="normal" style:font-weight-complex="normal"/>
    </style:style>
    <style:style style:name="P22" style:family="paragraph" style:parent-style-name="Standard">
      <style:text-properties fo:color="#00cc33" fo:font-weight="normal" officeooo:rsid="0014304c" officeooo:paragraph-rsid="0014c780" style:font-weight-asian="normal" style:font-weight-complex="normal"/>
    </style:style>
    <style:style style:name="P23" style:family="paragraph" style:parent-style-name="Standard">
      <style:text-properties fo:color="#00cc33" officeooo:rsid="00134bfe" officeooo:paragraph-rsid="0014c780"/>
    </style:style>
    <style:style style:name="P24" style:family="paragraph" style:parent-style-name="Standard">
      <style:text-properties fo:color="#00cc33" officeooo:rsid="00134bfe" officeooo:paragraph-rsid="00134bfe"/>
    </style:style>
    <style:style style:name="P25" style:family="paragraph" style:parent-style-name="Standard">
      <style:text-properties fo:color="#00cc33" fo:font-weight="bold" officeooo:rsid="00134bfe" officeooo:paragraph-rsid="0014c780" style:font-weight-asian="bold" style:font-weight-complex="bold"/>
    </style:style>
    <style:style style:name="P26" style:family="paragraph" style:parent-style-name="Standard">
      <style:text-properties fo:color="#000000" officeooo:rsid="0014c780" officeooo:paragraph-rsid="0014c780"/>
    </style:style>
    <style:style style:name="P27" style:family="paragraph" style:parent-style-name="Standard">
      <style:text-properties fo:color="#000000" fo:font-weight="normal" officeooo:rsid="0014c780" officeooo:paragraph-rsid="0014c780" style:font-weight-asian="normal" style:font-weight-complex="normal"/>
    </style:style>
    <style:style style:name="T1" style:family="text">
      <style:text-properties officeooo:rsid="00134bfe"/>
    </style:style>
    <style:style style:name="T2" style:family="text">
      <style:text-properties fo:color="#ff6600"/>
    </style:style>
    <style:style style:name="T3" style:family="text">
      <style:text-properties fo:color="#ff6600" officeooo:rsid="001430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a6d0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officeooo:rsid="0014304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4c780" style:font-size-asian="12pt" style:font-size-complex="12pt"/>
    </style:style>
    <style:style style:name="T13" style:family="text">
      <style:text-properties officeooo:rsid="0014c780"/>
    </style:style>
    <style:style style:name="T14" style:family="text">
      <style:text-properties fo:color="#00cc33" fo:font-size="12pt" style:font-size-asian="12pt" style:font-size-complex="12pt"/>
    </style:style>
    <style:style style:name="T15" style:family="text">
      <style:text-properties fo:color="#666666"/>
    </style:style>
    <style:style style:name="T16" style:family="text">
      <style:text-properties fo:color="#666666" officeooo:rsid="00134bfe"/>
    </style:style>
    <style:style style:name="T17" style:family="text">
      <style:text-properties fo:color="#666666" fo:font-weight="bold" style:font-weight-asian="bold" style:font-weight-complex="bold"/>
    </style:style>
    <style:style style:name="T18" style:family="text">
      <style:text-properties fo:color="#666666" fo:font-weight="bold" officeooo:rsid="00134bfe" style:font-weight-asian="bold" style:font-weight-complex="bold"/>
    </style:style>
    <style:style style:name="T19" style:family="text">
      <style:text-properties officeooo:rsid="0015a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ccueil</text:p>
      <text:p text:style-name="P8"/>
      <text:p text:style-name="P11">URL : Index/view</text:p>
      <text:p text:style-name="P14">On affiche les 5 post les plus récents.</text:p>
      <text:p text:style-name="P11"/>
      <text:p text:style-name="P1"/>
      <text:p text:style-name="P8">Categories</text:p>
      <text:p text:style-name="P8"/>
      <text:p text:style-name="P11">URL : Categorie<text:span text:style-name="T9">s</text:span>/view/$idCategorie</text:p>
      <text:p text:style-name="P1"><text:span text:style-name="T2">$idCategorie</text:span> représente l'id de la catégorie dont il faut afficher les posts. Cette variable est passée en paramètre à la vue.</text:p>
      <text:p text:style-name="P1"/>
      <text:p text:style-name="P1">L'utilisateur pourra choisir le nombre de catégorie par page.</text:p>
      <text:p text:style-name="P20">SI ON A LE TEMPS :</text:p>
      <text:p text:style-name="P24">L'utilisateur pourra aussi choisir la façon de trier les post :</text:p>
      <text:p text:style-name="P24">- Date (acienne/récente)</text:p>
      <text:p text:style-name="P24">- Auteur (A-Z/Z-A)</text:p>
      <text:p text:style-name="P24">- Titre (A-Z/Z-A)</text:p>
      <text:p text:style-name="P24"/>
      <text:p text:style-name="P26">Un bouton <text:span text:style-name="T4">Ajouter un post</text:span> sera afficher si l'utilisateur est connecté.</text:p>
      <text:p text:style-name="P24"/>
      <text:p text:style-name="P1">Si <text:span text:style-name="T2">$idCategorie</text:span> n'existe pas dans la base de donnée on affiche le message suivant à l'utilisateur :</text:p>
      <text:p text:style-name="P4">La catégorie sélectionnée n'existe pas.</text:p>
      <text:p text:style-name="P4"/>
      <text:p text:style-name="P1"/>
      <text:p text:style-name="P8">Post</text:p>
      <text:p text:style-name="P8"/>
      <text:p text:style-name="P11">URL : Post<text:span text:style-name="T9">s</text:span>/view/$idPost</text:p>
      <text:p text:style-name="P1">Affiche le post qui a pour id : <text:span text:style-name="T2">$idPost</text:span> ainsi que les commentaires.</text:p>
      <text:p text:style-name="P1">Pas de choix de tri pour les commentaires. Ils seront ordonnés du plus récent au plus ancien.</text:p>
      <text:p text:style-name="P16">Un formulaire en bas de page sera présent pour ajouter un commentaires.</text:p>
      <text:p text:style-name="P1">Si <text:span text:style-name="T2">$idPost</text:span> n'existe pas dans la base de donnée on affiche le message suivant à l'utilisateur :</text:p>
      <text:p text:style-name="P4">Le post sélectionné n'existe pas.</text:p>
      <text:p text:style-name="P4"/>
      <text:p text:style-name="P27">Un bouton <text:span text:style-name="T4">Supprimer </text:span>et <text:span text:style-name="T4">Éditer </text:span>seront affichés si l'utilisateur est connecté <text:span text:style-name="T5">et</text:span><text:span text:style-name="T19"> qu'il est l'auteur du post.</text:span></text:p>
      <text:p text:style-name="P4"/>
      <text:p text:style-name="P11">URL : Post<text:span text:style-name="T9">s</text:span>/edit/$idPost</text:p>
      <text:p text:style-name="P14">Permet a un utilisateur connecté de modifier le contenu ainsi que le titre du post.</text:p>
      <text:p text:style-name="P14">Il faut que l'utilisateur connecté soit l'auteur de ce post.</text:p>
      <text:p text:style-name="P1"><text:span text:style-name="T6">Lorsque l'utilisateur a fini son changement la date n'est pas modifiée sauf si l'utilisateur coche la case </text:span><text:span text:style-name="T7">actualiser la date de publication.</text:span></text:p>
      <text:p text:style-name="P1"/>
      <text:p text:style-name="P1">Si <text:span text:style-name="T2">$idPost</text:span> n'existe pas dans la base de donnée on affiche le message suivant à l'utilisateur :</text:p>
      <text:p text:style-name="P4">Le post sélectionné n'existe pas.</text:p>
      <text:p text:style-name="P4"/>
      <text:p text:style-name="P1">Si l'utilisateur n'est pas connecté on affiche le message suivant :</text:p>
      <text:p text:style-name="P4">Vous devez être connecté pour modifier ce post.</text:p>
      <text:p text:style-name="P4"/>
      <text:p text:style-name="P2">Si l'utilisateur est connecté <text:span text:style-name="T9">et qu'il n'est pas l'auteur du post </text:span>on affiche le message suivant :</text:p>
      <text:p text:style-name="P5"><text:soft-page-break/>Vous devez être <text:span text:style-name="T9">l'auteur de ce post</text:span> pour <text:span text:style-name="T9">le </text:span>modifier.</text:p>
      <text:p text:style-name="P5"/>
      <text:p text:style-name="P12"/>
      <text:p text:style-name="P12"/>
      <text:p text:style-name="P12"/>
      <text:p text:style-name="P12"/>
      <text:p text:style-name="P12"/>
      <text:p text:style-name="P12">URL : Post<text:span text:style-name="T9">s</text:span>/<text:span text:style-name="T9">delete</text:span>/$idPost</text:p>
      <text:p text:style-name="P15">Permet a un utilisateur connecté <text:span text:style-name="T9">de suprimer le post </text:span><text:span text:style-name="T3">$idPost</text:span>.</text:p>
      <text:p text:style-name="P2"><text:span text:style-name="T6">Il faut que l'utilisateur connecté soit l'auteur de ce post.</text:span></text:p>
      <text:p text:style-name="P2"/>
      <text:p text:style-name="P2">Si <text:span text:style-name="T2">$idPost</text:span> n'existe pas dans la base de donnée on affiche le message suivant à l'utilisateur :</text:p>
      <text:p text:style-name="P5">Le post sélectionné n'existe pas.</text:p>
      <text:p text:style-name="P5"/>
      <text:p text:style-name="P2">Si l'utilisateur n'est pas connecté on affiche le message suivant :</text:p>
      <text:p text:style-name="P5">Vous devez être connecté pour <text:span text:style-name="T9">supprimer </text:span>ce post.</text:p>
      <text:p text:style-name="P5"/>
      <text:p text:style-name="P2">Si l'utilisateur est connecté <text:span text:style-name="T9">et qu'il n'est pas l'auteur du post </text:span>on affiche le message suivant :</text:p>
      <text:p text:style-name="P5">Vous devez être <text:span text:style-name="T9">l'auteur de ce post</text:span> pour <text:span text:style-name="T9">le supprimer</text:span>.</text:p>
      <text:p text:style-name="P5"/>
      <text:p text:style-name="P17">Si le post est supprimé on supprime tout les commentaires a l'aide d'un trigger sur la table.</text:p>
      <text:p text:style-name="P5"/>
      <text:p text:style-name="P12">URL : Post/<text:span text:style-name="T9">add</text:span></text:p>
      <text:p text:style-name="P15">Permet a un utilisateur connecté <text:span text:style-name="T9">d'ajouter un post</text:span>.</text:p>
      <text:p text:style-name="P16"><text:span text:style-name="T6">Il peut mettre un titre et un contenu mais </text:span><text:span text:style-name="T7">ne peut pas </text:span><text:span text:style-name="T8">mettre sa propre date ou modifier l'auteur, cella sera traité de manière automatique.</text:span></text:p>
      <text:p text:style-name="P20"><text:span text:style-name="T10">SI ON A LE TEMPS : L'utilisateur devra attendre 5 min entre la publication de chaque post pour eviter le flood.</text:span></text:p>
      <text:p text:style-name="P5"/>
      <text:p text:style-name="P2">Si l'utilisateur n'est pas connecté on affiche le message suivant :</text:p>
      <text:p text:style-name="P5">Vous devez être connecté pour <text:span text:style-name="T9">ajouter</text:span> <text:span text:style-name="T9">un</text:span> post.</text:p>
      <text:p text:style-name="P5"/>
      <text:p text:style-name="P10">Redacteur</text:p>
      <text:p text:style-name="P9"/>
      <text:p text:style-name="P12">URL : <text:span text:style-name="T9">Editors</text:span>/view/</text:p>
      <text:p text:style-name="P17">Affiche tour les editeurs avec possibilité de les contacté via leur email si le champs <text:span text:style-name="T4">public </text:span>dans la table <text:span text:style-name="T4">editors </text:span><text:span text:style-name="T11">vaut 1.</text:span></text:p>
      <text:p text:style-name="P17"><text:span text:style-name="T11">On peut y voir leur nombre de posts, leur nom et leur date d'inscription.</text:span></text:p>
      <text:p text:style-name="P17"/>
      <text:p text:style-name="P12">URL : <text:span text:style-name="T9">Editors</text:span>/<text:span text:style-name="T9">login</text:span>/</text:p>
      <text:p text:style-name="P17"><text:span text:style-name="T11">Affiche une page de login pour </text:span><text:span text:style-name="T12">l’éditeur.</text:span></text:p>
      <text:p text:style-name="P17"/>
      <text:p text:style-name="P3">Si l'utilisateur est <text:span text:style-name="T13">déjà</text:span> connecté on affiche le message suivant :</text:p>
      <text:p text:style-name="P6"><text:span text:style-name="T11">Vous </text:span><text:span text:style-name="T12">êtes déjà connecté sous le nom de ….</text:span><text:span text:style-name="T11">.</text:span></text:p>
      <text:p text:style-name="P17"/>
      <text:p text:style-name="P12">URL : <text:span text:style-name="T9">Editors</text:span>/<text:span text:style-name="T9">signIn</text:span>/</text:p>
      <text:p text:style-name="P17"><text:span text:style-name="T11">Affiche une page d'enregistrement pour </text:span><text:span text:style-name="T12">l’éditeur</text:span></text:p>
      <text:p text:style-name="P17"/>
      <text:p text:style-name="P3">Si l'utilisateur est <text:span text:style-name="T13">déjà</text:span> connecté on affiche le message suivant :</text:p>
      <text:p text:style-name="P6"><text:span text:style-name="T11">Vous </text:span><text:span text:style-name="T12">êtes déjà connecté sous le nom de ….</text:span><text:span text:style-name="T11">.</text:span></text:p>
      <text:p text:style-name="P3">Si l'utilisateur <text:span text:style-name="T13">existe déjà </text:span>on affiche le message suivant :</text:p>
      <text:p text:style-name="P7"><text:span text:style-name="T11">L'utilisateur …. existe déjà.</text:span></text:p>
      <text:p text:style-name="P3"><text:soft-page-break/>Si l'<text:span text:style-name="T13">email entré</text:span> <text:span text:style-name="T13">existe déjà </text:span>on affiche le message suivant :</text:p>
      <text:p text:style-name="P7"><text:span text:style-name="T11">L'email ….. est déjà utilisé.</text:span></text:p>
      <text:p text:style-name="P17"/>
      <text:p text:style-name="P12">URL : <text:span text:style-name="T9">Editors</text:span>/<text:span text:style-name="T9">edit</text:span>/</text:p>
      <text:p text:style-name="P17"><text:span text:style-name="T11">Affiche une page pour modifier le profil de </text:span><text:span text:style-name="T12">l’éditeur.</text:span></text:p>
      <text:p text:style-name="P17"><text:span text:style-name="T11">L</text:span><text:span text:style-name="T12">a verification</text:span><text:span text:style-name="T11"> d'unicité du nom devra être fait après la validation des modifications par l'utilisateur.</text:span></text:p>
      <text:p text:style-name="P17"><text:span text:style-name="T11">La date d'inscription et l'id ne peuvent être changés. </text:span><text:span text:style-name="T12">Seul l'email le nom et le mot de passe (avec double confirmation) pourront être modifiés.</text:span></text:p>
      <text:p text:style-name="P17"><text:span text:style-name="T12"/></text:p>
      <text:p text:style-name="P3">Si l'utilisateur n'est pas connecté on affiche le message suivant :</text:p>
      <text:p text:style-name="P6"><text:span text:style-name="T11">Vous devez être connecté pour </text:span><text:span text:style-name="T12">modifier votre profil.</text:span></text:p>
      <text:p text:style-name="P17"><text:span text:style-name="T11"/></text:p>
      <text:p text:style-name="P13">URL : <text:span text:style-name="T9">Editors</text:span>/<text:span text:style-name="T13">delete</text:span>/</text:p>
      <text:p text:style-name="P19"><text:span text:style-name="T11">Permet a l'utilisateur connecté de supprimer sont compte. Pour cela il devra entrer sont mot de passe ainsi que sont email. Un mail lui sera alors envoyé.</text:span></text:p>
      <text:p text:style-name="P18"><text:span text:style-name="T12"/></text:p>
      <text:p text:style-name="P3">Si l'utilisateur n'est pas connecté on affiche le message suivant :</text:p>
      <text:p text:style-name="P6"><text:span text:style-name="T11">Vous devez être connecté pour </text:span><text:span text:style-name="T12">modifier votre profil.</text:span></text:p>
      <text:p text:style-name="P6"/>
      <text:p text:style-name="P13">URL : <text:span text:style-name="T9">Editors</text:span>/<text:span text:style-name="T13">profil</text:span>/</text:p>
      <text:p text:style-name="P19"><text:span text:style-name="T11">Permet a l'utilisateur connecté de voir sont compte ainsi que les post qu'il a rédigé.</text:span></text:p>
      <text:p text:style-name="P19"><text:span text:style-name="T11">Il pourra modifier ou supprimer son compte via des liens.</text:span></text:p>
      <text:p text:style-name="P19"><text:span text:style-name="T11">Il pourra modifier ou supprimer ou voir un post via des liens.</text:span></text:p>
      <text:p text:style-name="P18"><text:span text:style-name="T12"/></text:p>
      <text:p text:style-name="P3">Si l'utilisateur n'est pas connecté on affiche le message suivant :</text:p>
      <text:p text:style-name="P6"><text:span text:style-name="T12">Vous devez être connecté pour modifier votre profil.</text:span></text:p>
      <text:p text:style-name="P5"/>
      <text:p text:style-name="P19"><text:span text:style-name="T14">SI ON A LE TEMPS :</text:span></text:p>
      <text:p text:style-name="P19"><text:span text:style-name="T14"/></text:p>
      <text:p text:style-name="P23">URL : <text:span text:style-name="T9">Editors</text:span>/<text:span text:style-name="T13">forget</text:span>/</text:p>
      <text:p text:style-name="P21"><text:span text:style-name="T11">Si l'utilisateur a perdu sont mot de passe et qu'il n'est pas connecter alors ont génère un nouveau password aléatoire de 8 chiffres/lettres crypté en MD5 et on lui envoie par mail le mot de passe non crypté.</text:span></text:p>
      <text:p text:style-name="P22"><text:span text:style-name="T12"/></text:p>
      <text:p text:style-name="P23">Si l'utilisateur est <text:span text:style-name="T13">déjà</text:span> connecté on affiche le message suivant :</text:p>
      <text:p text:style-name="P25"><text:span text:style-name="T11">Vous </text:span><text:span text:style-name="T12">êtes déjà connecté sous le nom de ….</text:span><text:span text:style-name="T11">.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1:45:22.657943633</meta:creation-date>
    <dc:date>2015-05-08T12:36:24.909502014</dc:date>
    <meta:editing-duration>PT1M18S</meta:editing-duration>
    <meta:editing-cycles>1</meta:editing-cycles>
    <meta:document-statistic meta:table-count="0" meta:image-count="0" meta:object-count="0" meta:page-count="3" meta:paragraph-count="86" meta:word-count="866" meta:character-count="5077" meta:non-whitespace-character-count="4297"/>
    <meta:generator>LibreOffice/4.2.8.2$Linux_X86_64 LibreOffice_project/420m0$Build-2</meta:generator>
  </office:meta>
</office:document-meta>
</file>